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n" style:country-asian="GB"/>
    </style:style>
    <style:style style:name="T3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4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en" style:country-asian="GB"/>
    </style:style>
    <style:style style:name="P5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6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7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8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9" style:parent-style-name="Normal" style:list-style-name="LFO1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0" style:parent-style-name="Normal" style:family="paragraph">
      <style:paragraph-properties fo:margin-bottom="0in" fo:line-height="100%"/>
    </style:style>
    <style:style style:name="T11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P12" style:parent-style-name="Normal" style:family="paragraph">
      <style:paragraph-properties fo:margin-top="0.0694in" fo:margin-bottom="0.0694in" fo:line-height="100%"/>
    </style:style>
    <style:style style:name="T13" style:parent-style-name="DefaultParagraphFont" style:family="text">
      <style:text-properties style:font-name="Times New Roman" style:font-name-asian="Times New Roman" style:font-name-complex="Times New Roman" fo:font-style="italic" style:font-style-asian="italic" style:font-style-complex="italic" style:letter-kerning="false" fo:font-size="12pt" style:font-size-asian="12pt" style:font-size-complex="12pt" style:language-asian="en" style:country-asian="GB"/>
    </style:style>
    <style:style style:name="T14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15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/>
    </style:style>
    <style:style style:name="T16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17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/>
    </style:style>
    <style:style style:name="T18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name="T19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language-asian="en" style:country-asian="GB"/>
    </style:style>
    <style:style style:name="T20" style:parent-style-name="DefaultParagraphFont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n" style:country-asian="GB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p text:style-name="P1"><text:span text:style-name="T2">Question:</text:span><text:span text:style-name="T3"><text:s/></text:span><text:span text:style-name="T4">Using the given dataset and provided code structure, design and implement a supervised machine learning model to predict weather conditions based on historical weather data. Ensure that you:</text:span></text:p>
      <text:list text:style-name="LFO1" text:continue-numbering="true">
        <text:list-item>
          <text:p text:style-name="P5">Identify and preprocess the features (e.g., handling missing values, encoding categorical variables, normalization/scaling if needed).</text:p>
        </text:list-item>
        <text:list-item>
          <text:p text:style-name="P6">Split the data into training and testing sets.</text:p>
        </text:list-item>
        <text:list-item>
          <text:p text:style-name="P7">Train at least one machine learning model (e.g., Linear Regression, Decision Tree, Random Forest).</text:p>
        </text:list-item>
        <text:list-item>
          <text:p text:style-name="P8">Evaluate the model's performance using appropriate metrics (e.g., accuracy for classification or RMSE for regression).</text:p>
        </text:list-item>
        <text:list-item>
          <text:p text:style-name="P9">Discuss the impact of feature selection and hyperparameter tuning on the model's predictive performance.</text:p>
        </text:list-item>
      </text:list>
      <text:p text:style-name="P10"><text:span text:style-name="T11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12"><text:span text:style-name="T13">Hint</text:span><text:span text:style-name="T14">: Use libraries such as<text:s/></text:span><text:span text:style-name="T15">pandas</text:span><text:span text:style-name="T16">,<text:s/></text:span><text:span text:style-name="T17">scikit-learn</text:span><text:span text:style-name="T18">, and<text:s/></text:span><text:span text:style-name="T19">matplotlib/seaborn</text:span><text:span text:style-name="T20"><text:s/>for data analysis, model building, and visualization.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gbekele olatimehin</meta:initial-creator>
    <dc:creator>igbekele olatimehin</dc:creator>
    <meta:creation-date>2024-12-22T11:04:00Z</meta:creation-date>
    <dc:date>2024-12-22T11:05:00Z</dc:date>
    <meta:template xlink:href="Normal" xlink:type="simple"/>
    <meta:editing-cycles>1</meta:editing-cycles>
    <meta:editing-duration>PT60S</meta:editing-duration>
    <meta:document-statistic meta:page-count="1" meta:paragraph-count="1" meta:word-count="124" meta:character-count="835" meta:row-count="5" meta:non-whitespace-character-count="712"/>
  </office:meta>
</office:document-meta>
</file>